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/>
      <style:text-properties style:font-name="Arial" officeooo:rsid="00094981" officeooo:paragraph-rsid="00094981"/>
    </style:style>
    <style:style style:name="P2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style:font-name="Arial" officeooo:rsid="00094981" officeooo:paragraph-rsid="00094981"/>
    </style:style>
    <style:style style:name="P3" style:family="paragraph" style:parent-style-name="Standard">
      <loext:graphic-properties draw:fill-gradient-name="gradient" draw:fill-hatch-name="hatch"/>
      <style:paragraph-properties fo:line-height="150%"/>
      <style:text-properties style:font-name="Arial" officeooo:rsid="000ae8a2" officeooo:paragraph-rsid="000ae8a2"/>
    </style:style>
    <style:style style:name="P4" style:family="paragraph" style:parent-style-name="Standard" style:list-style-name="L1">
      <loext:graphic-properties draw:fill-gradient-name="gradient" draw:fill-hatch-name="hatch"/>
      <style:paragraph-properties fo:line-height="150%"/>
      <style:text-properties style:font-name="Arial" officeooo:rsid="000ae8a2" officeooo:paragraph-rsid="000ae8a2"/>
    </style:style>
    <style:style style:name="P5" style:family="paragraph" style:parent-style-name="Standard">
      <loext:graphic-properties draw:fill-gradient-name="gradient" draw:fill-hatch-name="hatch"/>
      <style:paragraph-properties fo:line-height="150%"/>
      <style:text-properties style:font-name="Arial" officeooo:rsid="000ae8a2" officeooo:paragraph-rsid="0016c16c"/>
    </style:style>
    <style:style style:name="P6" style:family="paragraph" style:parent-style-name="Standard">
      <loext:graphic-properties draw:fill-gradient-name="gradient" draw:fill-hatch-name="hatch"/>
      <style:paragraph-properties fo:line-height="150%"/>
      <style:text-properties style:font-name="Arial" style:text-underline-style="solid" style:text-underline-width="auto" style:text-underline-color="font-color" fo:font-weight="bold" officeooo:rsid="000ae8a2" officeooo:paragraph-rsid="000ae8a2" style:font-weight-asian="bold" style:font-weight-complex="bold"/>
    </style:style>
    <style:style style:name="P7" style:family="paragraph" style:parent-style-name="Standard" style:list-style-name="L2">
      <loext:graphic-properties draw:fill-gradient-name="gradient" draw:fill-hatch-name="hatch"/>
      <style:paragraph-properties fo:line-height="150%"/>
      <style:text-properties style:font-name="Arial" style:text-underline-style="none" fo:font-weight="normal" officeooo:rsid="000ae8a2" officeooo:paragraph-rsid="000ae8a2" style:font-weight-asian="normal" style:font-weight-complex="normal"/>
    </style:style>
    <style:style style:name="P8" style:family="paragraph" style:parent-style-name="Standard" style:list-style-name="L1">
      <loext:graphic-properties draw:fill-gradient-name="gradient" draw:fill-hatch-name="hatch"/>
      <style:paragraph-properties fo:line-height="150%"/>
      <style:text-properties style:font-name="Arial" style:text-underline-style="none" fo:font-weight="normal" officeooo:rsid="000ae8a2" officeooo:paragraph-rsid="000ef46d" style:font-weight-asian="normal" style:font-weight-complex="normal"/>
    </style:style>
    <style:style style:name="P9" style:family="paragraph" style:parent-style-name="Standard" style:list-style-name="L1">
      <loext:graphic-properties draw:fill-gradient-name="gradient" draw:fill-hatch-name="hatch"/>
      <style:paragraph-properties fo:line-height="150%"/>
      <style:text-properties style:font-name="Arial" style:text-underline-style="none" fo:font-weight="normal" officeooo:rsid="000ef46d" officeooo:paragraph-rsid="000ef46d" style:font-weight-asian="normal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line-height="150%"/>
      <style:text-properties style:font-name="Arial" officeooo:rsid="0016c16c" officeooo:paragraph-rsid="0016c16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6c16c" style:font-weight-asian="bold" style:font-weight-complex="bold"/>
    </style:style>
    <style:style style:name="T4" style:family="text">
      <style:text-properties officeooo:rsid="000ef46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llaboration Project: Diffusion MRI at 7T</text:p>
      <text:p text:style-name="P1"/>
      <text:p text:style-name="P1">Diffusion MRI is a non-invasive imaging modality sensitive to the intravoxel Brownian motion of water molecules. It has been widely used in acute brain ischemia diagnosis, tumor detection and staging, and neuroscience. However, despite a wide spectrum of technical advances, including single-shot echo-planar imaging (SS-EPI), simultaneous multi-slice (SMS), gSlider, and TOPUP, diffusion MRI still suffers from limited spatial resolution, residual geometric distortion, and long acquisition. In this work, we developed ky-shift encoding and navigated interleaved EPI (NAViEPI) with consistent echo spacing, enabling efficient sampling and minimal distortion mismatch between echoes. We developed joint reconstruction with locally low-rank regularization, encompassing multi-band slices and multiple diffusion directions. We achieved accelerated submillimeter resolution in vivo brain diffusion MRI at 7T, offering both clinically relevant 3-scan trace and neuroscientific diffusion tensor imaging protocols.</text:p>
      <text:p text:style-name="P1"/>
      <text:p text:style-name="P3">Please find below a list of publications from this collaboration project:</text:p>
      <text:p text:style-name="P6">Journal</text:p>
      <text:list xml:id="list257657254" text:style-name="L2">
        <text:list-item>
          <text:p text:style-name="P7">Tan Z, Liebig PA, Heidemann RM, Laun FB, Knoll F. Accelerated diffusion weighted MRI at 7T: Joint reconstruction for shift-encoded navigator-based interleaved echo planar imaging (JETS-NAViEPI). <text:span text:style-name="T1">under review</text:span></text:p>
        </text:list-item>
      </text:list>
      <text:p text:style-name="P3"><text:span text:style-name="T2">Conferences</text:span></text:p>
      <text:list xml:id="list3513797836" text:style-name="L1">
        <text:list-item>
          <text:p text:style-name="P9">Hofmann A, Tan Z, Liebig PA, Laun FB, Knoll F. Whole-brain mesoscale 0.7 millimeter-isotropic-resolution diffusion MRI at ultra-high fields: The JETS-NAViEPI approach. ISMRM 2024</text:p>
        </text:list-item>
        <text:list-item>
          <text:p text:style-name="P8"><text:span text:style-name="T4">T</text:span>an Z, Liebig PA, Heidemann RM, Laun FB, Knoll F. Accelerated diffusion weighted MRI at 7T: Joint reconstruction for shift-encoded navigated interleaved echo planar imaging (JETS-NAViEPI). <text:span text:style-name="T4">ISMRM 2024</text:span></text:p>
        </text:list-item>
        <text:list-item>
          <text:p text:style-name="P4">Soundarresan S, Tan Z, Liebig PA, Heidemann RM, Laun FB. On the use of autoencoder to denoise diffusion MRI. ESMRMB 2023 (oral)</text:p>
        </text:list-item>
        <text:list-item>
          <text:p text:style-name="P4">Tan Z, Liebig PA, Heidemann RM, Laun FB, Knoll F. In vivo diffusion MRI at 7T: High spatio-angular-temporal resolution pursuit. ISMRM 2023;32:3961 (poster)</text:p>
        </text:list-item>
      </text:list>
      <text:p text:style-name="P5"><text:span text:style-name="T3">Patent</text:span></text:p>
      <text:p text:style-name="P10">one patent under preparat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6:03:01.484134693</meta:creation-date>
    <dc:date>2023-11-09T16:17:13.289681047</dc:date>
    <meta:editing-duration>PT14M10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283" meta:character-count="2046" meta:non-whitespace-character-count="1780"/>
  </office:meta>
</office:document-meta>
</file>